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46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7701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492in"/>
    </style:style>
    <style:style style:name="co8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aadcf7" style:rotation-align="none"/>
    </style:style>
    <style:style style:name="ce17" style:family="table-cell" style:parent-style-name="Default">
      <style:table-cell-properties fo:background-color="transparent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6" office:value-type="string" calcext:value-type="string" table:number-columns-spanned="7" table:number-rows-spanned="1">
            <text:p>Destinations / Consumers</text:p>
          </table:table-cell>
          <table:covered-table-cell table:number-columns-repeated="4" table:style-name="ce1"/>
          <table:covered-table-cell table:number-columns-repeated="2" table:style-name="ce21"/>
          <table:table-cell table:style-name="ce22" table:number-columns-repeated="1011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Component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Component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15" office:value-type="string" calcext:value-type="string">
            <text:p>2 – Root</text:p>
          </table:table-cell>
          <table:table-cell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Selection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Resizing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/>
          <table:table-cell/>
          <table:table-cell table:style-name="ce5"/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getRowClassNam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Body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2"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til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Mod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ceholder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bleHeaderRef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Head</text:p>
          </table:table-cell>
          <table:table-cell table:number-columns-repeated="1017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7" table:default-cell-style-name="ce31"/>
        <table:table-column table:style-name="co8" table:number-columns-repeated="7" table:default-cell-style-name="ce31"/>
        <table:table-column table:style-name="co5" table:number-columns-repeated="56" table:default-cell-style-name="ce31"/>
        <table:table-column table:style-name="co5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45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9in" svg:y2="1.2134in">
              <text:p/>
            </draw:line>
          </table:table-cell>
          <table:table-cell table:style-name="ce43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92in" table:end-y="0.2602in" draw:z-index="8" draw:style-name="gr3" draw:text-style-name="P1" svg:x1="0.8008in" svg:y1="0.7394in" svg:x2="0.8008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5in" svg:y2="1.2327in">
              <text:p/>
            </draw:line>
          </table:table-cell>
          <table:table-cell table:style-name="ce32"/>
          <table:table-cell table:style-name="ce42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6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56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173in" draw:z-index="13" draw:style-name="gr2" draw:text-style-name="P1" svg:x1="2.3193in" svg:y1="0.7472in" svg:x2="0.9776in" svg:y2="1.1965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268in" table:end-y="0.2181in" draw:z-index="14" draw:style-name="gr2" draw:text-style-name="P1" svg:x1="0.926in" svg:y1="0.748in" svg:x2="2.2701in" svg:y2="1.1972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42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24in">
              <text:p/>
            </draw:line>
          </table:table-cell>
          <table:table-cell table:style-name="ce32"/>
          <table:table-cell table:style-name="ce42" office:value-type="string" calcext:value-type="string">
            <text:p>ColumnGroup</text:p>
          </table:table-cell>
          <table:table-cell table:style-name="Default"/>
          <table:table-cell table:style-name="ce68" office:value-type="string" calcext:value-type="string">
            <text:p>TableBody</text:p>
            <draw:line table:end-cell-address="Tree.H7" table:end-x="0.7992in" table:end-y="0.2472in" draw:z-index="6" draw:style-name="gr1" draw:text-style-name="P1" svg:x1="0.8008in" svg:y1="0.7185in" svg:x2="0.8008in" svg:y2="1.228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68" office:value-type="string" calcext:value-type="string">
            <text:p>TableRow</text:p>
            <draw:line table:end-cell-address="Tree.H8" table:end-x="0.7992in" table:end-y="0.289in" draw:z-index="5" draw:style-name="gr1" draw:text-style-name="P1" svg:x1="0.8008in" svg:y1="0.7697in" svg:x2="0.8008in" svg:y2="1.2697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 table:number-columns-spanned="2" table:number-rows-spanned="1">
            <text:p>Connected to redux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37" table:number-columns-repeated="2"/>
          <table:table-cell table:number-columns-repeated="1022"/>
        </table:table-row>
        <table:table-row table:style-name="ro2">
          <table:table-cell table:style-name="ce38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loext:min-decimal-places="0" number:min-integer-digits="1" number:grouping="true"/>
      <number:text>   </number:text>
    </number:number-style>
    <number:number-style style:name="N13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  </number:text>
    </number:number-style>
    <number:number-style style:name="N13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8P2" style:volatile="true">
      <loext:text> </loext:text>
      <loext:fill-character> </loext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loext:scale-to-X="1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2:06:56.878449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9</meta:editing-cycles>
    <dc:date>2021-10-16T21:02:34.554911677</dc:date>
    <meta:generator>LibreOffice/6.4.7.2$Linux_X86_64 LibreOffice_project/40$Build-2</meta:generator>
    <meta:editing-duration>P3DT46M13S</meta:editing-duration>
    <meta:document-statistic meta:table-count="2" meta:cell-count="212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